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Ultrafine_20_Dashed" draw:marker-end="Triangle_20_unfilled" draw:marker-end-width="0.508cm" draw:fill="none" draw:textarea-horizontal-align="center" draw:textarea-vertical-align="middle"/>
    </style:style>
    <style:style style:name="gr3" style:family="graphic" style:parent-style-name="objectwithoutfill">
      <style:graphic-properties draw:marker-start="" draw:marker-end="Short_20_line_20_Arrow" draw:marker-end-width="0.508cm" draw:fill="none" draw:textarea-horizontal-align="center" draw:textarea-vertical-align="middle"/>
    </style:style>
    <style:style style:name="gr4" style:family="graphic" style:parent-style-name="objectwithoutfill">
      <style:graphic-properties draw:marker-start="" draw:marker-start-width="0.508cm" draw:marker-end="Diamond" draw:marker-end-width="0.356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3" style:family="paragraph">
      <style:paragraph-properties fo:text-align="start"/>
    </style:style>
    <style:style style:name="T1" style:family="text">
      <style:text-properties fo:font-size="12pt" fo:font-style="normal" style:font-size-asian="12pt" style:font-style-asian="normal" style:font-size-complex="12pt" style:font-style-complex="normal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1.2cm" svg:x="20cm" svg:y="8.6cm">
          <text:p text:style-name="P1">DeviceR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7.02cm" svg:height="1cm" svg:x="21.5cm" svg:y="14.5cm">
          <text:p text:style-name="P1"><text:span text:style-name="T1">&lt;&lt;exception&gt;&gt;</text:span></text:p>
          <text:p text:style-name="P1"><text:span text:style-name="T1">DeviceIsOverExcep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99cm" svg:height="1.5cm" svg:x="1.301cm" svg:y="1.4cm">
          <text:p text:style-name="P1">&lt;&lt;interface&gt;&gt; View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7.699cm" svg:height="3.1cm" svg:x="1.301cm" svg:y="2.9cm">
          <text:p text:style-name="P3">setRowStatus(s:String)</text:p>
          <text:p text:style-name="P3">setLogString(s:String)</text:p>
          <text:p text:style-name="P3">redraw()</text:p>
          <text:p text:style-name="P3">ask(question:String):String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15cm" svg:y1="7.5cm" svg:x2="4.815cm" svg:y2="6cm">
          <text:p/>
        </draw:line>
        <draw:custom-shape draw:style-name="gr1" draw:text-style-name="P1" draw:layer="layout" svg:width="7.699cm" svg:height="1.5cm" svg:x="1.301cm" svg:y="7.5cm">
          <text:p text:style-name="P1">ConsoleVie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294cm" svg:height="1.5cm" svg:x="10cm" svg:y="11.4cm">
          <text:p text:style-name="P1">&lt;&lt;interface&gt;&gt; </text:p>
          <text:p text:style-name="P1">CommandExecutor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9.294cm" svg:height="2cm" svg:x="10cm" svg:y="12.9cm">
          <text:p text:style-name="P3">exec(String:s) {throws ...}</text:p>
          <text:p text:style-name="P3">setDeviceRow(row:DeviceRow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464cm" svg:y1="16.9cm" svg:x2="14.464cm" svg:y2="14.9cm">
          <text:p/>
        </draw:line>
        <draw:custom-shape draw:style-name="gr1" draw:text-style-name="P1" draw:layer="layout" svg:width="9.294cm" svg:height="1.5cm" svg:x="10cm" svg:y="16.1cm">
          <text:p text:style-name="P1">SimpleCommandExecuto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02cm" svg:height="0.9cm" svg:x="21.5cm" svg:y="15.6cm">
          <text:p text:style-name="P1"><text:span text:style-name="T1">&lt;&lt;exception&gt;&gt;</text:span></text:p>
          <text:p text:style-name="P1"><text:span text:style-name="T1">CommandNotRecognisedExcep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02cm" svg:height="0.9cm" svg:x="21.5cm" svg:y="16.6cm">
          <text:p text:style-name="P1"><text:span text:style-name="T1">&lt;&lt;exception&gt;&gt;</text:span></text:p>
          <text:p text:style-name="P1"><text:span text:style-name="T1">ExitCommandExceptio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3cm" svg:y1="12cm" svg:x2="23.8cm" svg:y2="14.5cm">
          <text:p/>
        </draw:line>
        <draw:custom-shape draw:style-name="gr1" draw:text-style-name="P1" draw:layer="layout" svg:width="6.898cm" svg:height="1.125cm" svg:x="11cm" svg:y="5.9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898cm" svg:height="1.875cm" svg:x="11cm" svg:y="7.025cm">
          <text:p text:style-name="P3"><text:span text:style-name="T2">main(s:String[])</text:span></text:p>
          <text:p text:style-name="P3">start(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cm" svg:y1="2.5cm" svg:x2="11.5cm" svg:y2="5.8cm">
          <text:p/>
        </draw:line>
        <draw:line draw:style-name="gr4" draw:text-style-name="P1" draw:layer="layout" svg:x1="20cm" svg:y1="2.3cm" svg:x2="17cm" svg:y2="5.8cm">
          <text:p/>
        </draw:line>
        <draw:custom-shape draw:style-name="gr1" draw:text-style-name="P1" draw:layer="layout" svg:width="8cm" svg:height="1.55cm" svg:x="20cm" svg:y="1.5cm">
          <text:p text:style-name="P1">&lt;&lt;interface&gt;&gt; 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cm" svg:height="1.55cm" svg:x="20cm" svg:y="3.05cm">
          <text:p text:style-name="P1">getDeviceRow():DeviceRow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4cm" svg:y1="6.1cm" svg:x2="24cm" svg:y2="4.6cm">
          <text:p/>
        </draw:line>
        <draw:custom-shape draw:style-name="gr1" draw:text-style-name="P1" draw:layer="layout" svg:width="7.998cm" svg:height="1.5cm" svg:x="20.002cm" svg:y="6.1cm">
          <text:p text:style-name="P1">DeviceRowModel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4cm" svg:y1="8.6cm" svg:x2="24cm" svg:y2="7.6cm">
          <text:p/>
        </draw:line>
        <draw:line draw:style-name="gr4" draw:text-style-name="P1" draw:layer="layout" svg:x1="14.3cm" svg:y1="11.4cm" svg:x2="14.3cm" svg:y2="8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iamond" svg:viewBox="0 0 3000 6000" svg:d="m1500 0 1500 3000-1500 3000-1500-3000z"/>
    <draw:marker draw:name="Short_20_line_20_Arrow" draw:display-name="Short line Arrow" svg:viewBox="0 0 3000 3000" svg:d="m1500 0 1500 2789v211h-114l-1286-2392v2392h-200v-2392l-1286 2392h-114v-211z"/>
    <draw:marker draw:name="Triangle_20_unfilled" draw:display-name="Triangle unfilled" svg:viewBox="0 0 3000 3000" svg:d="m1500 0 1500 3000h-3000zm0 447-1176 2353h235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51S</meta:editing-duration>
    <meta:editing-cycles>23</meta:editing-cycles>
    <meta:generator>LibreOffice/3.6$Linux_X86_64 LibreOffice_project/360m1$Build-2</meta:generator>
    <dc:date>2013-10-22T12:12:10</dc:date>
    <meta:document-statistic meta:object-count="23"/>
  </office:meta>
</office:document-meta>
</file>